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815cm"/>
    </style:style>
    <style:style style:name="co2" style:family="table-column">
      <style:table-column-properties fo:break-before="auto" style:column-width="6.488cm"/>
    </style:style>
    <style:style style:name="co3" style:family="table-column">
      <style:table-column-properties fo:break-before="auto" style:column-width="5.394cm"/>
    </style:style>
    <style:style style:name="co4" style:family="table-column">
      <style:table-column-properties fo:break-before="auto" style:column-width="3.907cm"/>
    </style:style>
    <style:style style:name="co5" style:family="table-column">
      <style:table-column-properties fo:break-before="auto" style:column-width="2.07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row table:style-name="ro1">
          <table:table-cell table:style-name="ce1" office:value-type="string">
            <text:p>상품 아이디</text:p>
          </table:table-cell>
          <table:table-cell table:style-name="ce1" office:value-type="string">
            <text:p>상품명</text:p>
          </table:table-cell>
          <table:table-cell table:style-name="ce1" office:value-type="string">
            <text:p>상품 이미지</text:p>
          </table:table-cell>
          <table:table-cell table:style-name="ce1" office:value-type="string">
            <text:p>브랜드명</text:p>
          </table:table-cell>
          <table:table-cell table:style-name="ce1" office:value-type="string">
            <text:p>단가</text:p>
          </table:table-cell>
          <table:table-cell table:style-name="ce1" office:value-type="string">
            <text:p>신상품 여부</text:p>
          </table:table-cell>
          <table:table-cell table:style-name="ce1" office:value-type="string">
            <text:p>추천수</text:p>
          </table:table-cell>
          <table:table-cell table:style-name="ce1" office:value-type="string">
            <text:p>리뷰수</text:p>
          </table:table-cell>
        </table:table-row>
        <table:table-row table:style-name="ro1">
          <table:table-cell office:value-type="string">
            <text:p>TLSCM25621BLK</text:p>
          </table:table-cell>
          <table:table-cell office:value-type="string">
            <text:p>남성 지퍼포켓 셔켓 (SET-UP)</text:p>
          </table:table-cell>
          <table:table-cell office:value-type="string">
            <text:p>TLSCM25621BLK_XXX.jpg</text:p>
          </table:table-cell>
          <table:table-cell office:value-type="string">
            <text:p>KOLON SPORT</text:p>
          </table:table-cell>
          <table:table-cell office:value-type="float" office:value="138000">
            <text:p>138000</text:p>
          </table:table-cell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string">
            <text:p>TLSCM25611NAY</text:p>
          </table:table-cell>
          <table:table-cell office:value-type="string">
            <text:p>남성 시어서커 깅엄체크 반팔셔츠</text:p>
          </table:table-cell>
          <table:table-cell office:value-type="string">
            <text:p>TLSCM25611NAY_XXX.jpg</text:p>
          </table:table-cell>
          <table:table-cell office:value-type="string">
            <text:p>KOLON SPORT</text:p>
          </table:table-cell>
          <table:table-cell office:value-type="float" office:value="138000">
            <text:p>138000</text:p>
          </table:table-cell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string">
            <text:p>JWPOM25231GBE</text:p>
          </table:table-cell>
          <table:table-cell table:style-name="ce3" office:value-type="string">
            <text:p>남성 카고 7부 팬츠 </text:p>
          </table:table-cell>
          <table:table-cell office:value-type="string">
            <text:p>JWPOM25231GBE_XXX.jpg</text:p>
          </table:table-cell>
          <table:table-cell office:value-type="string">
            <text:p>KOLON SPORT</text:p>
          </table:table-cell>
          <table:table-cell office:value-type="float" office:value="148000">
            <text:p>148000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WPOM25231DGY</text:p>
          </table:table-cell>
          <table:table-cell table:style-name="ce3" office:value-type="string">
            <text:p>남성 카고 7부 팬츠 </text:p>
          </table:table-cell>
          <table:table-cell office:value-type="string">
            <text:p>JWPOM25231DGY_XXX.jpg</text:p>
          </table:table-cell>
          <table:table-cell office:value-type="string">
            <text:p>KOLON SPORT</text:p>
          </table:table-cell>
          <table:table-cell office:value-type="float" office:value="148000">
            <text:p>148000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</table:table>
      <table:table table:name="시트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6">2025-05-16</text:date>, <text:time>12:15:1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6T11:58:20.86</meta:creation-date>
    <meta:generator>OpenOffice/4.1.6$Win32 OpenOffice.org_project/416m1$Build-9790</meta:generator>
    <dc:date>2025-05-16T12:15:15.29</dc:date>
    <meta:editing-duration>PT16M53S</meta:editing-duration>
    <meta:editing-cycles>3</meta:editing-cycles>
    <meta:document-statistic meta:table-count="3" meta:cell-count="36" meta:object-count="0"/>
  </office:meta>
</office:document-meta>
</file>